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25.4cm" svg:height="1.905cm" svg:x="1.27cm" svg:y="0.635cm">
          <text:p text:style-name="P1">IDirectFBWindow_SetBound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1.43cm" svg:height="1.905cm" svg:x="1.27cm" svg:y="3.175cm">
          <text:p text:style-name="P1">CoreWindow_SetConfig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1.43cm" svg:height="1.27cm" svg:x="1.27cm" svg:y="12.7cm">
          <text:p text:style-name="P1">CoreWindow_Filter_SetConfig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1.43cm" svg:height="1.905cm" svg:x="1.27cm" svg:y="17.145cm">
          <text:p text:style-name="P1">dfb_window_set_config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0.16cm" svg:height="1.27cm" svg:x="1.905cm" svg:y="5.715cm">
          <text:p text:style-name="P1">fusion_call_execute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10.16cm" svg:height="1.27cm" svg:x="1.905cm" svg:y="10.795cm">
          <text:p text:style-name="P1">_fusion_call_proces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6.985cm" svg:y1="6.985cm" svg:x2="6.985cm" svg:y2="10.795cm" draw:start-shape="id1" draw:start-glue-point="2" draw:end-shape="id2" draw:end-glue-point="0" svg:d="m6985 6985v3810">
          <text:p/>
        </draw:connector>
        <draw:custom-shape draw:style-name="gr1" draw:text-style-name="P1" draw:layer="layout" svg:width="11.43cm" svg:height="1.905cm" svg:x="15.24cm" svg:y="3.175cm">
          <text:p text:style-name="P1">dfb_window_set_config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1.43cm" svg:height="1.905cm" svg:x="1.27cm" svg:y="14.605cm">
          <text:p text:style-name="P1">CoreWindow_Dispatch_SetConfig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" draw:text-style-name="P2" draw:layer="layout" svg:width="25.4cm" svg:height="1.905cm" svg:x="1.27cm" svg:y="0.635cm">
          <text:p text:style-name="P2">IDirectFBWindow_SetBounds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1.43cm" svg:height="1.905cm" svg:x="1.27cm" svg:y="3.175cm">
          <text:p text:style-name="P2">CoreWindow_SetConfig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1.43cm" svg:height="1.27cm" svg:x="1.27cm" svg:y="12.7cm">
          <text:p text:style-name="P2">CoreWindow_Filter_SetConfig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1.43cm" svg:height="1.905cm" svg:x="1.27cm" svg:y="17.145cm">
          <text:p text:style-name="P2">dfb_window_set_config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0.16cm" svg:height="1.27cm" svg:x="1.905cm" svg:y="5.715cm">
          <text:p text:style-name="P2">fusion_call_execute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10.16cm" svg:height="1.27cm" svg:x="1.905cm" svg:y="10.795cm">
          <text:p text:style-name="P2">_fusion_call_proces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6.985cm" svg:y1="6.985cm" svg:x2="6.985cm" svg:y2="10.795cm" draw:start-shape="id3" draw:start-glue-point="2" draw:end-shape="id4" draw:end-glue-point="0" svg:d="m6985 6985v3810">
          <text:p/>
        </draw:connector>
        <draw:custom-shape draw:style-name="gr1" draw:text-style-name="P2" draw:layer="layout" svg:width="11.43cm" svg:height="1.905cm" svg:x="15.24cm" svg:y="3.175cm">
          <text:p text:style-name="P2">dfb_window_set_config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1.43cm" svg:height="1.905cm" svg:x="1.27cm" svg:y="14.605cm">
          <text:p text:style-name="P2">CoreWindow_Dispatch_SetConfig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Denis Kropp</meta:initial-creator>
    <meta:creation-date>2011-05-12T23:58:32</meta:creation-date>
    <meta:editing-duration>PT19H2S</meta:editing-duration>
    <meta:editing-cycles>6</meta:editing-cycles>
    <dc:date>2011-05-13T18:58:31</dc:date>
    <dc:creator>Denis Kropp</dc:creator>
    <meta:generator>LibreOffice/3.3$Unix LibreOffice_project/330m19$Build-202</meta:generator>
    <meta:document-statistic meta:object-count="43"/>
  </office:meta>
</office:document-meta>
</file>